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opacity="0%" draw:opacity-name="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64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33cm" fo:min-width="0.083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Dash" svg:stroke-width="0.035cm" svg:stroke-color="#81d41a" draw:marker-start-width="0.252cm" draw:marker-end-width="0.252cm" svg:stroke-linecap="butt" draw:fill="solid" draw:fill-color="#729fcf" draw:opacity="0%" draw:textarea-horizontal-align="justify" draw:textarea-vertical-align="middle" draw:auto-grow-height="false" fo:min-height="2.256cm" fo:min-width="7.721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7cm"/>
      <style:paragraph-properties style:writing-mode="lr-tb"/>
    </style:style>
    <style:style style:name="gr10" style:family="graphic" style:parent-style-name="standard">
      <style:graphic-properties svg:stroke-width="0.035cm" svg:stroke-color="#729fcf" draw:marker-start-width="0.252cm" draw:marker-end-width="0.252cm" draw:fill-color="#ffffff" draw:opacity="0%" draw:textarea-horizontal-align="justify" draw:textarea-vertical-align="middle" draw:auto-grow-height="false" fo:min-height="0.968cm" fo:min-width="0.083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729fcf" draw:marker-start-width="0.252cm" draw:marker-end-width="0.252cm" draw:fill-color="#ffffff" draw:opacity="0%" draw:textarea-horizontal-align="justify" draw:textarea-vertical-align="middle" draw:auto-grow-height="false" fo:min-height="0.986cm" fo:min-width="0.739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729fcf" draw:marker-start-width="0.252cm" draw:marker-end-width="0.252cm" draw:fill-color="#ffffff" draw:opacity="0%" draw:textarea-horizontal-align="justify" draw:textarea-vertical-align="middle" draw:auto-grow-height="false" fo:min-height="0.986cm" fo:min-width="0.73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729fcf" draw:marker-start-width="0.252cm" draw:marker-end-width="0.252cm" draw:fill-color="#ffffff" draw:opacity="0%" draw:textarea-horizontal-align="justify" draw:textarea-vertical-align="middle" draw:auto-grow-height="false" fo:min-height="0.986cm" fo:min-width="0.097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729fcf" draw:marker-start-width="0.252cm" draw:marker-end-width="0.252cm" draw:fill-color="#ffffff" draw:opacity="0%" draw:textarea-horizontal-align="justify" draw:textarea-vertical-align="middle" draw:auto-grow-height="false" fo:min-height="0.986cm" fo:min-width="0.111cm" fo:padding-top="0.142cm" fo:padding-bottom="0.142cm" fo:padding-left="0.267cm" fo:padding-right="0.267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color="#f10d0c" loext:opacity="100%" loext:color-lum-mod="100%" loext:color-lum-off="0%"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10d0c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5.028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5.663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298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6.933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7.568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203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8.838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9.473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108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0.635cm" svg:height="0.635cm" svg:x="10.743cm" svg:y="5.8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635cm" svg:height="0.725cm" svg:x="5.028cm" svg:y="5.128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663cm" svg:y="5.128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6.23cm" svg:y="5.141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933cm" svg:y="5.128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568cm" svg:y="5.128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8.203cm" svg:y="5.128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838cm" svg:y="5.128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473cm" svg:y="5.128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10.108cm" svg:y="5.128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743cm" svg:y="5.128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5.028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663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298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933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568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203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838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473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028cm" svg:y="5.86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663cm" svg:y="5.86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108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743cm" svg:y="5.866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108cm" svg:y="5.86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743cm" svg:y="5.867cm">
          <draw:text-box>
            <text:p><text:span text:style-name="T1">0</text:span></text:p>
          </draw:text-box>
        </draw:frame>
        <draw:frame draw:style-name="gr2" draw:text-style-name="P2" draw:layer="layout" svg:width="2.441cm" svg:height="0.725cm" svg:x="1.317cm" svg:y="5.763cm">
          <draw:text-box>
            <text:p><text:span text:style-name="T1">S</text:span><text:span text:style-name="T1">t</text:span><text:span text:style-name="T1">a</text:span><text:span text:style-name="T1">r</text:span><text:span text:style-name="T1">t </text:span><text:span text:style-name="T1">s</text:span><text:span text:style-name="T1">t</text:span><text:span text:style-name="T1">a</text:span><text:span text:style-name="T1">t</text:span><text:span text:style-name="T1">e</text:span></text:p>
          </draw:text-box>
        </draw:frame>
        <draw:frame draw:style-name="gr3" draw:text-style-name="P2" draw:layer="layout" svg:width="4.024cm" svg:height="0.725cm" svg:x="7.136cm" svg:y="1.317cm">
          <draw:text-box>
            <text:p><text:span text:style-name="T1">G</text:span><text:span text:style-name="T1">e</text:span><text:span text:style-name="T1">n</text:span><text:span text:style-name="T1">e</text:span><text:span text:style-name="T1">t</text:span><text:span text:style-name="T1">i</text:span><text:span text:style-name="T1">c</text:span><text:span text:style-name="T1"> </text:span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4" draw:text-style-name="P3" draw:layer="layout" svg:width="4.164cm" svg:height="0.725cm" svg:x="4.56cm" svg:y="7.985cm">
          <draw:text-box>
            <text:p><text:span text:style-name="T2">CPY, 1, 0, 0, 0, 3, 0</text:span></text:p>
          </draw:text-box>
        </draw:frame>
        <draw:custom-shape draw:style-name="gr5" draw:text-style-name="P4" draw:layer="layout" svg:width="0.635cm" svg:height="0.635cm" svg:x="4.56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19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83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6.46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1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73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8.37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005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64cm" svg:y="9.5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0.275cm" svg:y="9.5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6cm" svg:y="8.84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8.84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3cm" svg:y="8.84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5cm" svg:y="8.84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1cm" svg:y="8.84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5cm" svg:y="8.84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7cm" svg:y="8.84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5cm" svg:y="8.84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4cm" svg:y="8.84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5cm" svg:y="8.84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6cm" svg:y="9.482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5.195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3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5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1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735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7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5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4cm" svg:y="9.4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5cm" svg:y="9.482cm">
          <draw:text-box>
            <text:p><text:span text:style-name="T1">0</text:span></text:p>
          </draw:text-box>
        </draw:frame>
        <draw:custom-shape draw:style-name="gr6" draw:text-style-name="P5" draw:layer="layout" svg:width="8.255cm" svg:height="2.54cm" svg:x="3.925cm" svg:y="7.9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34cm" svg:height="0.725cm" svg:x="1.317cm" svg:y="8.67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1</text:span></text:p>
          </draw:text-box>
        </draw:frame>
        <draw:frame draw:style-name="gr8" draw:text-style-name="P2" draw:layer="layout" svg:width="7.271cm" svg:height="1.199cm" svg:x="1.635cm" svg:y="3.132cm">
          <draw:text-box>
            <text:p><text:span text:style-name="T1">W</text:span><text:span text:style-name="T1">e</text:span><text:span text:style-name="T1"> </text:span><text:span text:style-name="T1">w</text:span><text:span text:style-name="T1">i</text:span><text:span text:style-name="T1">l</text:span><text:span text:style-name="T1">l </text:span><text:span text:style-name="T1">s</text:span><text:span text:style-name="T1">t</text:span><text:span text:style-name="T1">o</text:span><text:span text:style-name="T1">r</text:span><text:span text:style-name="T1">e</text:span><text:span text:style-name="T1"> </text:span><text:span text:style-name="T1">s</text:span><text:span text:style-name="T1">t</text:span><text:span text:style-name="T1">a</text:span><text:span text:style-name="T1">c</text:span><text:span text:style-name="T1">k</text:span><text:span text:style-name="T1"> </text:span><text:span text:style-name="T1">p</text:span><text:span text:style-name="T1">o</text:span><text:span text:style-name="T1">s</text:span><text:span text:style-name="T1"> </text:span><text:span text:style-name="T1">a</text:span><text:span text:style-name="T1">t </text:span><text:span text:style-name="T1">a</text:span><text:span text:style-name="T1">d</text:span><text:span text:style-name="T1">d</text:span><text:span text:style-name="T1">r</text:span><text:span text:style-name="T1">e</text:span><text:span text:style-name="T1">s</text:span><text:span text:style-name="T1">s</text:span><text:span text:style-name="T1"> </text:span><text:span text:style-name="T1">0</text:span></text:p>
            <text:p><text:span text:style-name="T1">S</text:span><text:span text:style-name="T1">t</text:span><text:span text:style-name="T1">a</text:span><text:span text:style-name="T1">c</text:span><text:span text:style-name="T1">k</text:span><text:span text:style-name="T1"> </text:span><text:span text:style-name="T1">i</text:span><text:span text:style-name="T1">s</text:span><text:span text:style-name="T1"> </text:span><text:span text:style-name="T1">t</text:span><text:span text:style-name="T1">h</text:span><text:span text:style-name="T1">e</text:span><text:span text:style-name="T1"> </text:span><text:span text:style-name="T1">b</text:span><text:span text:style-name="T1">l</text:span><text:span text:style-name="T1">u</text:span><text:span text:style-name="T1">e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/text:p>
          </draw:text-box>
        </draw:frame>
        <draw:frame draw:style-name="gr9" draw:text-style-name="P2" draw:layer="layout" svg:width="5.37cm" svg:height="0.725cm" svg:x="12.461cm" svg:y="8.62cm">
          <draw:text-box>
            <text:p><text:span text:style-name="T1">S</text:span><text:span text:style-name="T1">e</text:span><text:span text:style-name="T1">t </text:span><text:span text:style-name="T1">s</text:span><text:span text:style-name="T1">t</text:span><text:span text:style-name="T1">a</text:span><text:span text:style-name="T1">c</text:span><text:span text:style-name="T1">k</text:span><text:span text:style-name="T1"> </text:span><text:span text:style-name="T1">p</text:span><text:span text:style-name="T1">o</text:span><text:span text:style-name="T1">s</text:span><text:span text:style-name="T1"> </text:span><text:span text:style-name="T1">a</text:span><text:span text:style-name="T1">t </text:span><text:span text:style-name="T1">3</text:span></text:p>
          </draw:text-box>
        </draw:frame>
        <draw:frame draw:style-name="gr4" draw:text-style-name="P3" draw:layer="layout" svg:width="4.164cm" svg:height="0.725cm" svg:x="4.56cm" svg:y="10.525cm">
          <draw:text-box>
            <text:p><text:span text:style-name="T2">C</text:span><text:span text:style-name="T2">P</text:span><text:span text:style-name="T2">Y</text:span><text:span text:style-name="T2">, </text:span><text:span text:style-name="T2">2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1</text:span><text:span text:style-name="T2">, </text:span><text:span text:style-name="T2">0</text:span></text:p>
          </draw:text-box>
        </draw:frame>
        <draw:custom-shape draw:style-name="gr5" draw:text-style-name="P4" draw:layer="layout" svg:width="0.635cm" svg:height="0.635cm" svg:x="4.56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195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83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6.465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1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735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8.37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005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64cm" svg:y="12.1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0.275cm" svg:y="12.1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6cm" svg:y="11.38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11.38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3cm" svg:y="11.38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5cm" svg:y="11.38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1cm" svg:y="11.38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5cm" svg:y="11.38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7cm" svg:y="11.38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5cm" svg:y="11.38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4cm" svg:y="11.38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5cm" svg:y="11.38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6cm" svg:y="12.022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5.195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3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5cm" svg:y="12.02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1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735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7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5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4cm" svg:y="12.02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5cm" svg:y="12.022cm">
          <draw:text-box>
            <text:p><text:span text:style-name="T1">0</text:span></text:p>
          </draw:text-box>
        </draw:frame>
        <draw:custom-shape draw:style-name="gr6" draw:text-style-name="P5" draw:layer="layout" svg:width="8.255cm" svg:height="2.54cm" svg:x="3.925cm" svg:y="10.52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34cm" svg:height="0.725cm" svg:x="1.317cm" svg:y="11.21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2</text:span></text:p>
          </draw:text-box>
        </draw:frame>
        <draw:frame draw:style-name="gr9" draw:text-style-name="P2" draw:layer="layout" svg:width="5.37cm" svg:height="0.725cm" svg:x="12.461cm" svg:y="11.16cm">
          <draw:text-box>
            <text:p><text:span text:style-name="T1">P</text:span><text:span text:style-name="T1">u</text:span><text:span text:style-name="T1">t </text:span><text:span text:style-name="T1">1</text:span><text:span text:style-name="T1"> </text:span><text:span text:style-name="T1">o</text:span><text:span text:style-name="T1">n</text:span><text:span text:style-name="T1"> </text:span><text:span text:style-name="T1">t</text:span><text:span text:style-name="T1">o</text:span><text:span text:style-name="T1">p</text:span><text:span text:style-name="T1"> </text:span><text:span text:style-name="T1">o</text:span><text:span text:style-name="T1">f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4" draw:text-style-name="P3" draw:layer="layout" svg:width="4.164cm" svg:height="0.725cm" svg:x="4.56cm" svg:y="13.065cm">
          <draw:text-box>
            <text:p><text:span text:style-name="T2">I</text:span><text:span text:style-name="T2">N</text:span><text:span text:style-name="T2">C</text:span><text:span text:style-name="T2">, </text:span><text:span text:style-name="T2">1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/text:p>
          </draw:text-box>
        </draw:frame>
        <draw:custom-shape draw:style-name="gr5" draw:text-style-name="P4" draw:layer="layout" svg:width="0.635cm" svg:height="0.635cm" svg:x="4.56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195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83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6.465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1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735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8.37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005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64cm" svg:y="14.6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0.275cm" svg:y="14.65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6cm" svg:y="13.92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13.92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3cm" svg:y="13.92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5cm" svg:y="13.92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1cm" svg:y="13.92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5cm" svg:y="13.92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7cm" svg:y="13.92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5cm" svg:y="13.92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4cm" svg:y="13.92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5cm" svg:y="13.92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6cm" svg:y="14.562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5.195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3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5cm" svg:y="14.56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1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7.735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7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5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4cm" svg:y="14.56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5cm" svg:y="14.562cm">
          <draw:text-box>
            <text:p><text:span text:style-name="T1">0</text:span></text:p>
          </draw:text-box>
        </draw:frame>
        <draw:custom-shape draw:style-name="gr6" draw:text-style-name="P5" draw:layer="layout" svg:width="8.255cm" svg:height="2.54cm" svg:x="3.925cm" svg:y="13.06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34cm" svg:height="0.725cm" svg:x="1.317cm" svg:y="13.75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3</text:span></text:p>
          </draw:text-box>
        </draw:frame>
        <draw:frame draw:style-name="gr9" draw:text-style-name="P2" draw:layer="layout" svg:width="5.37cm" svg:height="0.725cm" svg:x="12.461cm" svg:y="13.7cm">
          <draw:text-box>
            <text:p><text:span text:style-name="T1">I</text:span><text:span text:style-name="T1">n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 </text:span><text:span text:style-name="T1">s</text:span><text:span text:style-name="T1">t</text:span><text:span text:style-name="T1">a</text:span><text:span text:style-name="T1">c</text:span><text:span text:style-name="T1">k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4" draw:text-style-name="P3" draw:layer="layout" svg:width="4.164cm" svg:height="0.725cm" svg:x="4.56cm" svg:y="15.605cm">
          <draw:text-box>
            <text:p><text:span text:style-name="T2">C</text:span><text:span text:style-name="T2">P</text:span><text:span text:style-name="T2">Y</text:span><text:span text:style-name="T2">, </text:span><text:span text:style-name="T2">2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1</text:span><text:span text:style-name="T2">, </text:span><text:span text:style-name="T2">0</text:span></text:p>
          </draw:text-box>
        </draw:frame>
        <draw:custom-shape draw:style-name="gr5" draw:text-style-name="P4" draw:layer="layout" svg:width="0.635cm" svg:height="0.635cm" svg:x="4.56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195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83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6.465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1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735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8.37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005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64cm" svg:y="17.1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0.275cm" svg:y="17.19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6cm" svg:y="16.46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5cm" svg:y="16.46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3cm" svg:y="16.46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5cm" svg:y="16.46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1cm" svg:y="16.46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5cm" svg:y="16.46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7cm" svg:y="16.46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5cm" svg:y="16.46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4cm" svg:y="16.46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5cm" svg:y="16.46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6cm" svg:y="17.102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5.195cm" svg:y="17.10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3cm" svg:y="17.10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5cm" svg:y="17.10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1cm" svg:y="17.10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735cm" svg:y="17.10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7cm" svg:y="17.10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5cm" svg:y="17.10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4cm" svg:y="17.10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5cm" svg:y="17.102cm">
          <draw:text-box>
            <text:p><text:span text:style-name="T1">0</text:span></text:p>
          </draw:text-box>
        </draw:frame>
        <draw:custom-shape draw:style-name="gr6" draw:text-style-name="P5" draw:layer="layout" svg:width="8.255cm" svg:height="2.54cm" svg:x="3.925cm" svg:y="15.60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34cm" svg:height="0.725cm" svg:x="1.317cm" svg:y="16.29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4</text:span></text:p>
          </draw:text-box>
        </draw:frame>
        <draw:frame draw:style-name="gr9" draw:text-style-name="P2" draw:layer="layout" svg:width="5.37cm" svg:height="0.725cm" svg:x="12.461cm" svg:y="16.24cm">
          <draw:text-box>
            <text:p text:style-name="P6"><text:span text:style-name="T1">P</text:span><text:span text:style-name="T1">u</text:span><text:span text:style-name="T1">t </text:span><text:span text:style-name="T1">1</text:span><text:span text:style-name="T1"> </text:span><text:span text:style-name="T1">o</text:span><text:span text:style-name="T1">n</text:span><text:span text:style-name="T1"> </text:span><text:span text:style-name="T1">t</text:span><text:span text:style-name="T1">o</text:span><text:span text:style-name="T1">p</text:span><text:span text:style-name="T1"> </text:span><text:span text:style-name="T1">o</text:span><text:span text:style-name="T1">f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frame draw:style-name="gr4" draw:text-style-name="P3" draw:layer="layout" svg:width="4.24cm" svg:height="0.725cm" svg:x="4.556cm" svg:y="18.145cm">
          <draw:text-box>
            <text:p><text:span text:style-name="T2">D</text:span><text:span text:style-name="T2">E</text:span><text:span text:style-name="T2">C</text:span><text:span text:style-name="T2">, </text:span><text:span text:style-name="T2">1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/text:p>
          </draw:text-box>
        </draw:frame>
        <draw:custom-shape draw:style-name="gr5" draw:text-style-name="P4" draw:layer="layout" svg:width="0.635cm" svg:height="0.635cm" svg:x="4.556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191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826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6.461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096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731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8.366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001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636cm" svg:y="19.7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0.271cm" svg:y="19.73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56cm" svg:y="19.00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1cm" svg:y="19.00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26cm" svg:y="19.00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1cm" svg:y="19.00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096cm" svg:y="19.00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1cm" svg:y="19.00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66cm" svg:y="19.00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1cm" svg:y="19.00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36cm" svg:y="19.00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1cm" svg:y="19.00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56cm" svg:y="19.642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5.191cm" svg:y="19.64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26cm" svg:y="19.64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1cm" svg:y="19.64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096cm" svg:y="19.64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731cm" svg:y="19.64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66cm" svg:y="19.64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1cm" svg:y="19.64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36cm" svg:y="19.64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1cm" svg:y="19.642cm">
          <draw:text-box>
            <text:p><text:span text:style-name="T1">0</text:span></text:p>
          </draw:text-box>
        </draw:frame>
        <draw:custom-shape draw:style-name="gr6" draw:text-style-name="P5" draw:layer="layout" svg:width="8.255cm" svg:height="2.54cm" svg:x="3.921cm" svg:y="18.14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34cm" svg:height="0.725cm" svg:x="1.313cm" svg:y="18.83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5</text:span></text:p>
          </draw:text-box>
        </draw:frame>
        <draw:frame draw:style-name="gr9" draw:text-style-name="P2" draw:layer="layout" svg:width="5.37cm" svg:height="0.725cm" svg:x="12.457cm" svg:y="18.78cm">
          <draw:text-box>
            <text:p><text:span text:style-name="T1">D</text:span><text:span text:style-name="T1">e</text:span><text:span text:style-name="T1">c</text:span><text:span text:style-name="T1">r</text:span><text:span text:style-name="T1">e</text:span><text:span text:style-name="T1">m</text:span><text:span text:style-name="T1">e</text:span><text:span text:style-name="T1">n</text:span><text:span text:style-name="T1">t </text:span><text:span text:style-name="T1">s</text:span><text:span text:style-name="T1">t</text:span><text:span text:style-name="T1">a</text:span><text:span text:style-name="T1">c</text:span><text:span text:style-name="T1">k</text:span><text:span text:style-name="T1"> </text:span><text:span text:style-name="T1">s</text:span><text:span text:style-name="T1">i</text:span><text:span text:style-name="T1">z</text:span><text:span text:style-name="T1">e</text:span></text:p>
          </draw:text-box>
        </draw:frame>
        <draw:frame draw:style-name="gr4" draw:text-style-name="P3" draw:layer="layout" svg:width="4.164cm" svg:height="0.725cm" svg:x="4.556cm" svg:y="20.685cm">
          <draw:text-box>
            <text:p><text:span text:style-name="T2">C</text:span><text:span text:style-name="T2">P</text:span><text:span text:style-name="T2">Y</text:span><text:span text:style-name="T2">, </text:span><text:span text:style-name="T2">2</text:span><text:span text:style-name="T2">, </text:span><text:span text:style-name="T2">0</text:span><text:span text:style-name="T2">, </text:span><text:span text:style-name="T2">0</text:span><text:span text:style-name="T2">, </text:span><text:span text:style-name="T2">0</text:span><text:span text:style-name="T2">, </text:span><text:span text:style-name="T2">8</text:span><text:span text:style-name="T2">, </text:span><text:span text:style-name="T2">0</text:span></text:p>
          </draw:text-box>
        </draw:frame>
        <draw:custom-shape draw:style-name="gr5" draw:text-style-name="P4" draw:layer="layout" svg:width="0.635cm" svg:height="0.635cm" svg:x="4.556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191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5.826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6.461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096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7.731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8.366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001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9.636cm" svg:y="22.27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635cm" svg:height="0.635cm" svg:x="10.271cm" svg:y="22.27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635cm" svg:height="0.725cm" svg:x="4.556cm" svg:y="21.547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191cm" svg:y="21.547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5.826cm" svg:y="21.547cm">
          <draw:text-box>
            <text:p><text:span text:style-name="T1">2</text:span></text:p>
          </draw:text-box>
        </draw:frame>
        <draw:frame draw:style-name="gr2" draw:text-style-name="P2" draw:layer="layout" svg:width="0.635cm" svg:height="0.725cm" svg:x="6.461cm" svg:y="21.547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7.096cm" svg:y="21.547cm">
          <draw:text-box>
            <text:p><text:span text:style-name="T1">4</text:span></text:p>
          </draw:text-box>
        </draw:frame>
        <draw:frame draw:style-name="gr2" draw:text-style-name="P2" draw:layer="layout" svg:width="0.635cm" svg:height="0.725cm" svg:x="7.731cm" svg:y="21.547cm">
          <draw:text-box>
            <text:p><text:span text:style-name="T1">5</text:span></text:p>
          </draw:text-box>
        </draw:frame>
        <draw:frame draw:style-name="gr2" draw:text-style-name="P2" draw:layer="layout" svg:width="0.635cm" svg:height="0.725cm" svg:x="8.366cm" svg:y="21.547cm">
          <draw:text-box>
            <text:p><text:span text:style-name="T1">6</text:span></text:p>
          </draw:text-box>
        </draw:frame>
        <draw:frame draw:style-name="gr2" draw:text-style-name="P2" draw:layer="layout" svg:width="0.635cm" svg:height="0.725cm" svg:x="9.001cm" svg:y="21.547cm">
          <draw:text-box>
            <text:p><text:span text:style-name="T1">7</text:span></text:p>
          </draw:text-box>
        </draw:frame>
        <draw:frame draw:style-name="gr2" draw:text-style-name="P2" draw:layer="layout" svg:width="0.635cm" svg:height="0.725cm" svg:x="9.636cm" svg:y="21.547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10.271cm" svg:y="21.547cm">
          <draw:text-box>
            <text:p><text:span text:style-name="T1">9</text:span></text:p>
          </draw:text-box>
        </draw:frame>
        <draw:frame draw:style-name="gr2" draw:text-style-name="P2" draw:layer="layout" svg:width="0.635cm" svg:height="0.725cm" svg:x="4.556cm" svg:y="22.182cm">
          <draw:text-box>
            <text:p><text:span text:style-name="T1">3</text:span></text:p>
          </draw:text-box>
        </draw:frame>
        <draw:frame draw:style-name="gr2" draw:text-style-name="P2" draw:layer="layout" svg:width="0.635cm" svg:height="0.725cm" svg:x="5.191cm" svg:y="22.1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5.826cm" svg:y="22.1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6.461cm" svg:y="22.182cm">
          <draw:text-box>
            <text:p><text:span text:style-name="T1">8</text:span></text:p>
          </draw:text-box>
        </draw:frame>
        <draw:frame draw:style-name="gr2" draw:text-style-name="P2" draw:layer="layout" svg:width="0.635cm" svg:height="0.725cm" svg:x="7.096cm" svg:y="22.182cm">
          <draw:text-box>
            <text:p><text:span text:style-name="T1">1</text:span></text:p>
          </draw:text-box>
        </draw:frame>
        <draw:frame draw:style-name="gr2" draw:text-style-name="P2" draw:layer="layout" svg:width="0.635cm" svg:height="0.725cm" svg:x="7.731cm" svg:y="22.1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8.366cm" svg:y="22.1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001cm" svg:y="22.1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9.636cm" svg:y="22.182cm">
          <draw:text-box>
            <text:p><text:span text:style-name="T1">0</text:span></text:p>
          </draw:text-box>
        </draw:frame>
        <draw:frame draw:style-name="gr2" draw:text-style-name="P2" draw:layer="layout" svg:width="0.635cm" svg:height="0.725cm" svg:x="10.271cm" svg:y="22.182cm">
          <draw:text-box>
            <text:p><text:span text:style-name="T1">0</text:span></text:p>
          </draw:text-box>
        </draw:frame>
        <draw:custom-shape draw:style-name="gr6" draw:text-style-name="P5" draw:layer="layout" svg:width="8.255cm" svg:height="2.54cm" svg:x="3.921cm" svg:y="20.68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734cm" svg:height="0.725cm" svg:x="1.313cm" svg:y="21.37cm">
          <draw:text-box>
            <text:p><text:span text:style-name="T1">S</text:span><text:span text:style-name="T1">t</text:span><text:span text:style-name="T1">e</text:span><text:span text:style-name="T1">p</text:span><text:span text:style-name="T1"> </text:span><text:span text:style-name="T1">6</text:span></text:p>
          </draw:text-box>
        </draw:frame>
        <draw:frame draw:style-name="gr9" draw:text-style-name="P2" draw:layer="layout" svg:width="5.37cm" svg:height="0.725cm" svg:x="12.457cm" svg:y="21.32cm">
          <draw:text-box>
            <text:p text:style-name="P6"><text:span text:style-name="T1">P</text:span><text:span text:style-name="T1">u</text:span><text:span text:style-name="T1">t </text:span><text:span text:style-name="T1">8</text:span><text:span text:style-name="T1"> </text:span><text:span text:style-name="T1">o</text:span><text:span text:style-name="T1">n</text:span><text:span text:style-name="T1"> </text:span><text:span text:style-name="T1">t</text:span><text:span text:style-name="T1">o</text:span><text:span text:style-name="T1">p</text:span><text:span text:style-name="T1"> </text:span><text:span text:style-name="T1">o</text:span><text:span text:style-name="T1">f </text:span><text:span text:style-name="T1">s</text:span><text:span text:style-name="T1">t</text:span><text:span text:style-name="T1">a</text:span><text:span text:style-name="T1">c</text:span><text:span text:style-name="T1">k</text:span></text:p>
          </draw:text-box>
        </draw:frame>
        <draw:custom-shape draw:style-name="gr10" draw:text-style-name="P7" draw:layer="layout" svg:width="0.635cm" svg:height="1.27cm" svg:x="6.465cm" svg:y="8.93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1.27cm" svg:x="6.465cm" svg:y="11.4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273cm" svg:height="1.27cm" svg:x="6.465cm" svg:y="14.01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27cm" svg:height="1.27cm" svg:x="6.461cm" svg:y="16.5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0.631cm" svg:height="1.27cm" svg:x="6.472cm" svg:y="19.0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0.645cm" svg:height="1.27cm" svg:x="6.465cm" svg:y="21.63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7:08:01.303774162</meta:creation-date>
    <dc:date>2024-01-21T17:27:06.639358383</dc:date>
    <meta:editing-duration>PT19M6S</meta:editing-duration>
    <meta:editing-cycles>1</meta:editing-cycles>
    <meta:document-statistic meta:object-count="247"/>
    <meta:generator>LibreOffice/7.5.9.2$Linux_X86_64 LibreOffice_project/50$Build-2</meta:generator>
  </office:meta>
</office:document-meta>
</file>